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46c13"/>
    </style:style>
    <style:style style:name="P23" style:family="paragraph" style:parent-style-name="Standard">
      <style:text-properties officeooo:rsid="0014df67" officeooo:paragraph-rsid="0106122c"/>
    </style:style>
    <style:style style:name="P24" style:family="paragraph" style:parent-style-name="Standard">
      <style:text-properties officeooo:rsid="0014df67" officeooo:paragraph-rsid="0107f690"/>
    </style:style>
    <style:style style:name="P25" style:family="paragraph" style:parent-style-name="Standard">
      <style:text-properties officeooo:rsid="0014df67" officeooo:paragraph-rsid="010adfe6"/>
    </style:style>
    <style:style style:name="P26" style:family="paragraph" style:parent-style-name="Standard">
      <style:text-properties officeooo:rsid="0014df67" officeooo:paragraph-rsid="010bbaa3"/>
    </style:style>
    <style:style style:name="P27" style:family="paragraph" style:parent-style-name="Standard">
      <style:text-properties officeooo:rsid="0014df67" officeooo:paragraph-rsid="010ce1af"/>
    </style:style>
    <style:style style:name="P28" style:family="paragraph" style:parent-style-name="Standard">
      <style:text-properties officeooo:rsid="0014df67" officeooo:paragraph-rsid="010de143"/>
    </style:style>
    <style:style style:name="P29" style:family="paragraph" style:parent-style-name="Standard">
      <style:text-properties officeooo:rsid="0014df67" officeooo:paragraph-rsid="010e39a2"/>
    </style:style>
    <style:style style:name="P30" style:family="paragraph" style:parent-style-name="Standard">
      <style:text-properties officeooo:rsid="0014df67" officeooo:paragraph-rsid="010ed6db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fo:font-weight="bold" officeooo:rsid="00c06241" style:font-weight-asian="bold" style:font-weight-complex="bold"/>
    </style:style>
    <style:style style:name="T11" style:family="text">
      <style:text-properties officeooo:rsid="004cbd3e"/>
    </style:style>
    <style:style style:name="T12" style:family="text">
      <style:text-properties officeooo:rsid="004d72b6"/>
    </style:style>
    <style:style style:name="T13" style:family="text">
      <style:text-properties officeooo:rsid="004e4d66"/>
    </style:style>
    <style:style style:name="T14" style:family="text">
      <style:text-properties officeooo:rsid="004e8b5d"/>
    </style:style>
    <style:style style:name="T15" style:family="text">
      <style:text-properties officeooo:rsid="004efea2"/>
    </style:style>
    <style:style style:name="T16" style:family="text">
      <style:text-properties fo:font-weight="normal" officeooo:rsid="004d72b6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711c03"/>
    </style:style>
    <style:style style:name="T22" style:family="text">
      <style:text-properties officeooo:rsid="0072f224"/>
    </style:style>
    <style:style style:name="T23" style:family="text">
      <style:text-properties officeooo:rsid="00746995"/>
    </style:style>
    <style:style style:name="T24" style:family="text">
      <style:text-properties officeooo:rsid="0075c08a"/>
    </style:style>
    <style:style style:name="T25" style:family="text">
      <style:text-properties officeooo:rsid="00765c99"/>
    </style:style>
    <style:style style:name="T26" style:family="text">
      <style:text-properties officeooo:rsid="00786d84"/>
    </style:style>
    <style:style style:name="T27" style:family="text">
      <style:text-properties officeooo:rsid="007946a0"/>
    </style:style>
    <style:style style:name="T28" style:family="text">
      <style:text-properties officeooo:rsid="007ab17a"/>
    </style:style>
    <style:style style:name="T29" style:family="text">
      <style:text-properties officeooo:rsid="007bb4ca"/>
    </style:style>
    <style:style style:name="T30" style:family="text">
      <style:text-properties officeooo:rsid="0085f357"/>
    </style:style>
    <style:style style:name="T31" style:family="text">
      <style:text-properties officeooo:rsid="00878e5d"/>
    </style:style>
    <style:style style:name="T32" style:family="text">
      <style:text-properties officeooo:rsid="00897db2"/>
    </style:style>
    <style:style style:name="T33" style:family="text">
      <style:text-properties officeooo:rsid="008b62e7"/>
    </style:style>
    <style:style style:name="T34" style:family="text">
      <style:text-properties officeooo:rsid="008c35a2"/>
    </style:style>
    <style:style style:name="T35" style:family="text">
      <style:text-properties officeooo:rsid="00902d05"/>
    </style:style>
    <style:style style:name="T36" style:family="text">
      <style:text-properties officeooo:rsid="009117e7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c06241" style:font-style-asian="italic" style:font-weight-asian="bold" style:font-style-complex="italic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c06241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c06241"/>
    </style:style>
    <style:style style:name="T57" style:family="text">
      <style:text-properties officeooo:rsid="00c9ca17"/>
    </style:style>
    <style:style style:name="T58" style:family="text">
      <style:text-properties officeooo:rsid="0111f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7">First t</text:span>ested on CA display</text:p>
      <text:p text:style-name="P32"/>
      <text:p text:style-name="P44">1_first_project</text:p>
      <text:p text:style-name="P6">Example_1<text:tab/><text:tab/><text:span text:style-name="T56">CA_OK<text:tab/>CC_OK<text:tab/>CA_ARD_OK<text:tab/>CC_ARD_OK<text:tab/></text:span></text:p>
      <text:p text:style-name="P7">Example_<text:span text:style-name="T29">2<text:tab/><text:tab/>CA_OK<text:tab/>CC_OK<text:tab/>CA_ARD_OK<text:tab/>CC_ARD_OK<text:tab/></text:span></text:p>
      <text:p text:style-name="P8">Example_<text:span text:style-name="T29">3<text:tab/><text:tab/>CA_OK<text:tab/>CC_OK<text:tab/>CA_ARD_OK<text:tab/>CC_ARD_OK<text:tab/></text:span></text:p>
      <text:p text:style-name="P8">Example_<text:span text:style-name="T29">4<text:tab/><text:tab/>CA_OK<text:tab/>CC_OK<text:tab/>CA_ARD_OK<text:tab/>CC_ARD_OK<text:tab/></text:span></text:p>
      <text:p text:style-name="P9">Example_<text:span text:style-name="T29">5<text:tab/><text:tab/>CA_OK<text:tab/>CC_OK<text:tab/>CA_ARD_OK<text:tab/>CC_ARD_OK</text:span></text:p>
      <text:p text:style-name="P9">Example_<text:span text:style-name="T29">6<text:tab/><text:tab/>CA_OK<text:tab/>CC_OK<text:tab/>CA_ARD_OK<text:tab/>CC_ARD_OK</text:span></text:p>
      <text:p text:style-name="P9">Example_<text:span text:style-name="T29">7<text:tab/><text:tab/>CA_OK<text:tab/>CC_OK<text:tab/>CA_ARD_OK<text:tab/>CC_ARD_OK</text:span></text:p>
      <text:p text:style-name="P9">Example_<text:span text:style-name="T29">8<text:tab/><text:tab/>CA_OK<text:tab/>CC_OK<text:tab/>CA_ARD_OK<text:tab/>CC_ARD_OK</text:span></text:p>
      <text:p text:style-name="P9">Example_<text:span text:style-name="T29">9<text:tab/><text:tab/>CA_OK<text:tab/>CC_OK<text:tab/>CA_ARD_OK<text:tab/>CC_ARD_OK</text:span></text:p>
      <text:p text:style-name="P9">Example_1<text:span text:style-name="T29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6">CA_OK<text:tab/>CC_OK<text:tab/>CA_ARD_OK<text:tab/>CC_ARD_OK</text:span></text:p>
      <text:p text:style-name="P10">Example_<text:span text:style-name="T29">2<text:tab/><text:tab/>CA_OK<text:tab/>CC_OK<text:tab/>CA_ARD_OK<text:tab/>CC_ARD_OK</text:span></text:p>
      <text:p text:style-name="P11">Example_<text:span text:style-name="T29">3<text:tab/><text:tab/>CA_OK<text:tab/>CC_OK<text:tab/>CA_ARD_OK<text:tab/>CC_ARD_OK</text:span></text:p>
      <text:p text:style-name="P11">Example_<text:span text:style-name="T29">4<text:tab/><text:tab/>CA_OK<text:tab/>CC_OK<text:tab/>CA_ARD_OK<text:tab/>CC_ARD_OK</text:span></text:p>
      <text:p text:style-name="P12">Example_<text:span text:style-name="T29">5<text:tab/><text:tab/>CA_OK<text:tab/>CC_OK<text:tab/>CA_ARD_OK<text:tab/>CC_ARD_OK</text:span></text:p>
      <text:p text:style-name="P13">Example_<text:span text:style-name="T29">6<text:tab/><text:tab/>CA_OK<text:tab/>CC_OK<text:tab/>CA_ARD_OK<text:tab/>CC_ARD_OK</text:span></text:p>
      <text:p text:style-name="P14">Example_<text:span text:style-name="T29">7<text:tab/><text:tab/>CA_OK<text:tab/>CC_OK<text:tab/>CA_ARD_OK<text:tab/>CC_ARD_OK</text:span></text:p>
      <text:p text:style-name="P15">Example_<text:span text:style-name="T29">8<text:tab/><text:tab/>CA_OK<text:tab/>CC_OK<text:tab/>CA_ARD_OK<text:tab/>CC_ARD_OK</text:span></text:p>
      <text:p text:style-name="P16">Example_<text:span text:style-name="T29">9<text:tab/><text:tab/>CA_OK<text:tab/>CC_OK<text:tab/>CA_ARD_OK<text:tab/>CC_ARD_OK</text:span></text:p>
      <text:p text:style-name="P5"/>
      <text:p text:style-name="P44">3_Interrupts_and_switches<text:tab/><text:tab/><text:span text:style-name="T55">No locals</text:span></text:p>
      <text:p text:style-name="P56">3A_UART_timer_interrupts<text:tab/><text:span text:style-name="T30">OK<text:tab/>CC_OK<text:tab/>CA_ARD_OK<text:tab/>CC_ARD_OK</text:span></text:p>
      <text:p text:style-name="P57">3B_Pin_Change_Interrupt<text:tab/><text:span text:style-name="T31">OK<text:tab/>CC_OK<text:tab/>CA_ARD_OK<text:tab/>CC_ARD_OK</text:span></text:p>
      <text:p text:style-name="P58">3C_reaction_time_tester<text:tab/><text:span text:style-name="T31">OK<text:tab/>CC_OK<text:tab/>CA_ARD_OK<text:tab/>CC_ARD_OK</text:span></text:p>
      <text:p text:style-name="P59">3D_timer_PCI_interrupts<text:tab/><text:span text:style-name="T32">OK<text:tab/>CC_OK<text:tab/>CA_ARD_OK<text:tab/>CC_ARD_OK</text:span></text:p>
      <text:p text:style-name="P60">3E_Keypress_logger<text:tab/><text:tab/><text:span text:style-name="T33">OK<text:tab/>CC_OK<text:tab/>CA_ARD_OK<text:tab/>CC_ARD_OK</text:span></text:p>
      <text:p text:style-name="P61">3F_Prime_numbers<text:tab/><text:tab/><text:span text:style-name="T33">OK<text:tab/>CC_OK<text:tab/>CA_ARD_OK<text:tab/>CC_ARD_OK</text:span></text:p>
      <text:p text:style-name="P62">3G_Prime_numbers_plus<text:tab/><text:span text:style-name="T34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51">OK <text:tab/>CC_OK<text:tab/>CA_ARD_OK<text:tab/>CC_ARD_OK</text:span></text:p>
      <text:p text:style-name="P36">2_Bit_ops_2<text:tab/><text:tab/><text:tab/><text:span text:style-name="T52">OK<text:tab/>CC_OK<text:tab/>CA_ARD_OK<text:tab/>CC_ARD_OK</text:span></text:p>
      <text:p text:style-name="P37">3_Division_subroutine<text:tab/><text:span text:style-name="T53">OK<text:tab/>CC_OK<text:tab/>CA_ARD_OK<text:tab/>CC_ARD_OK</text:span></text:p>
      <text:p text:style-name="P37">4_Char_to_binary<text:tab/><text:tab/><text:span text:style-name="T54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2">FPN_DIY_IO\</text:span></text:p>
      <text:p text:style-name="P52"><text:tab/><text:span text:style-name="T19">I2C_FPN_to_display(); QUIRK INTRODUCED to COMMENTARY print out</text:span></text:p>
      <text:p text:style-name="P53"><text:tab/><text:span text:style-name="T58">See 5A_Integer_numbers: User_app_commentary_mode macro for fix</text:span></text:p>
      <text:p text:style-name="P52"/>
      <text:p text:style-name="P17">5A_Integer_numbers<text:tab/><text:tab/><text:span text:style-name="T40">CA_OK</text:span><text:span text:style-name="T56"><text:tab/></text:span><text:span text:style-name="T40">CC_OK</text:span><text:span text:style-name="T56"><text:tab/>CA_ARD_OK<text:tab/>CC_ARD_OK</text:span></text:p>
      <text:p text:style-name="P17">5B_Prime_factors<text:tab/><text:tab/><text:span text:style-name="T40">CA_OK<text:tab/>CC_OK</text:span><text:span text:style-name="T56"><text:tab/>CA_ARD_OK<text:tab/>CC_ARD_OK</text:span></text:p>
      <text:p text:style-name="P18">5C_Scientific_numbers<text:tab/><text:span text:style-name="T40">CA_OK<text:tab/>CC_OK</text:span><text:span text:style-name="T56"><text:tab/>CA_ARD_OK<text:tab/>CC_ARD_OK</text:span></text:p>
      <text:p text:style-name="P19">5D_Pie_estimator<text:tab/><text:tab/><text:span text:style-name="T40">CA_OK<text:tab/>CC_OK</text:span><text:span text:style-name="T56"><text:tab/>CA_ARD_OK<text:tab/>CC_ARD_OK</text:span></text:p>
      <text:p text:style-name="P20">5E_e_power_series<text:tab/><text:tab/><text:span text:style-name="T40">CA_OK<text:tab/>CC_OK</text:span><text:span text:style-name="T56"><text:tab/>CA_ARD_OK<text:tab/>CC_ARD_OK</text:span></text:p>
      <text:p text:style-name="P21">5F_Trig_functions<text:tab/><text:tab/><text:span text:style-name="T40">CA_OK<text:tab/>CC_OK</text:span><text:span text:style-name="T56"><text:tab/>CA_ARD_OK<text:tab/>CC_ARD_OK</text:span></text:p>
      <text:p text:style-name="P5"/>
      <text:p text:style-name="P1"><text:tab/><text:tab/><text:tab/><text:tab/><text:tab/></text:p>
      <text:p text:style-name="P23">6A_Segment_driver<text:tab/><text:tab/><text:span text:style-name="T42">CA_OK</text:span><text:span text:style-name="T41"><text:tab/></text:span><text:span text:style-name="T42">CC_OK</text:span></text:p>
      <text:p text:style-name="P24">6B_Segment_driver<text:tab/><text:tab/><text:span text:style-name="T40">CA_OK</text:span><text:span text:style-name="T39"><text:tab/></text:span><text:span text:style-name="T40">CC_OK</text:span></text:p>
      <text:p text:style-name="P25">6C_Numerical_entry<text:tab/><text:tab/><text:span text:style-name="T40">CA_OK</text:span><text:span text:style-name="T39"><text:tab/></text:span><text:span text:style-name="T40">CC_OK</text:span></text:p>
      <text:p text:style-name="P26">6D_INT_to_display<text:tab/><text:tab/><text:span text:style-name="T40">CA_OK</text:span><text:span text:style-name="T39"><text:tab/></text:span><text:span text:style-name="T40">CC_OK</text:span></text:p>
      <text:p text:style-name="P27">6E_FPN_to_display<text:tab/><text:tab/><text:span text:style-name="T40">CA_OK</text:span><text:span text:style-name="T39"><text:tab/></text:span><text:span text:style-name="T40">CC_OK</text:span></text:p>
      <text:p text:style-name="P28">6F_FPN_from_IO<text:tab/><text:tab/><text:span text:style-name="T40">CA_OK</text:span><text:span text:style-name="T39"><text:tab/></text:span><text:span text:style-name="T40">CC_OK</text:span></text:p>
      <text:p text:style-name="P29">6G_INT_from_IO<text:tab/><text:tab/><text:span text:style-name="T40">CA_OK</text:span><text:span text:style-name="T39"><text:tab/></text:span><text:span text:style-name="T40">CC_OK</text:span></text:p>
      <text:p text:style-name="P30">6H_calculator<text:tab/><text:tab/><text:tab/><text:span text:style-name="T40">CA_OK</text:span><text:span text:style-name="T39"><text:tab/></text:span><text:span text:style-name="T40">CC_OK</text:span></text:p>
      <text:p text:style-name="P22">6L_FPN_to_display_legacy<text:tab/><text:span text:style-name="T42">CA_OK</text:span><text:span text:style-name="T56"><text:tab/><text:tab/><text:tab/>No locals</text:span></text:p>
      <text:p text:style-name="P22">6M_FPN_from_IO_legacy<text:tab/><text:span text:style-name="T40">CA_OK</text:span><text:span text:style-name="T56"><text:tab/><text:tab/><text:tab/>No locals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1">OK</text:span></text:p>
      <text:p text:style-name="P1">7B_calculator_based_clock<text:tab/><text:tab/><text:tab/><text:tab/><text:span text:style-name="T22">OK</text:span></text:p>
      <text:p text:style-name="P1">7C_mini_OS_clock<text:tab/><text:tab/><text:tab/><text:tab/><text:tab/><text:span text:style-name="T23">OK</text:span></text:p>
      <text:p text:style-name="P1">7D_mini_OS_clock_with_adjustment<text:tab/><text:tab/><text:span text:style-name="T24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43"/>
      <text:p text:style-name="P43"/>
      <text:p text:style-name="P43">8_Fourier</text:p>
      <text:p text:style-name="P1">8A_reset_controller<text:tab/> <text:s/><text:tab/><text:tab/><text:span text:style-name="T26">OK</text:span><text:tab/><text:tab/><text:tab/><text:span text:style-name="T25">NL</text:span></text:p>
      <text:p text:style-name="P1">8B_Pulse_train_generator<text:tab/><text:tab/><text:span text:style-name="T27">OK<text:tab/></text:span><text:tab/><text:tab/><text:span text:style-name="T25">NL</text:span></text:p>
      <text:p text:style-name="P1"><text:soft-page-break/>8C_Sawtooth_generator<text:tab/><text:tab/><text:span text:style-name="T28">OK<text:tab/><text:tab/></text:span><text:tab/><text:span text:style-name="T25">NL</text:span></text:p>
      <text:p text:style-name="P34"><text:span text:style-name="T6">9_FPN_routines</text:span><text:tab/><text:span text:style-name="T11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2">();</text:span></text:p>
      <text:p text:style-name="P39"><text:tab/><text:span text:style-name="T12">Fraction_to_Binary_Signed();</text:span></text:p>
      <text:p text:style-name="P39"><text:tab/><text:span text:style-name="T12">Scientifc_num_to_FPN();</text:span></text:p>
      <text:p text:style-name="P39"><text:tab/>I2C_Tx_float_num(<text:span text:style-name="T13">);</text:span></text:p>
      <text:p text:style-name="P39"><text:tab/>I2C_FPN_to_display<text:span text:style-name="T12">();</text:span></text:p>
      <text:p text:style-name="P39"><text:tab/>Assemble_FPN<text:span text:style-name="T12">();</text:span></text:p>
      <text:p text:style-name="P39"><text:tab/>unpack_FPN<text:span text:style-name="T12">();</text:span></text:p>
      <text:p text:style-name="P39"><text:tab/>FPN_to_String(<text:span text:style-name="T12">);</text:span></text:p>
      <text:p text:style-name="P39"/>
      <text:p text:style-name="P39"><text:span text:style-name="T12">All subroutines included under “FPN_DIY_IO” used and tested in <text:s/>“</text:span><text:span text:style-name="T16">9_FPN_routines”</text:span></text:p>
      <text:p text:style-name="P39"><text:tab/></text:p>
      <text:p text:style-name="P39"/>
      <text:p text:style-name="P51">KBD_to_display<text:span text:style-name="T14">\</text:span></text:p>
      <text:p text:style-name="P51"><text:tab/>Get_fpn_from_KBD<text:span text:style-name="T13">();</text:span></text:p>
      <text:p text:style-name="P51"><text:tab/>Get_Float_num_string_from_KBD(<text:span text:style-name="T13">);</text:span></text:p>
      <text:p text:style-name="P51"/>
      <text:p text:style-name="P39">Arduino_Rx_Tx_UNO_pcb<text:span text:style-name="T14">\</text:span></text:p>
      <text:p text:style-name="P39"><text:tab/>Sc_Num_to_PC_A(<text:span text:style-name="T12">);</text:span></text:p>
      <text:p text:style-name="P39"><text:tab/>FPN_to_Significand<text:span text:style-name="T13">();</text:span></text:p>
      <text:p text:style-name="P39"/>
      <text:p text:style-name="P39">FPN_arithmetic<text:span text:style-name="T14">\</text:span></text:p>
      <text:p text:style-name="P39"><text:tab/>FPN_add<text:span text:style-name="T12">();</text:span></text:p>
      <text:p text:style-name="P39"><text:tab/>FPN_div<text:span text:style-name="T12">();</text:span></text:p>
      <text:p text:style-name="P39"><text:tab/>FPN_mult<text:span text:style-name="T12">();</text:span></text:p>
      <text:p text:style-name="P39"/>
      <text:p text:style-name="P39">Basic_Rx_Tx_Arduino<text:span text:style-name="T15">\</text:span></text:p>
      <text:p text:style-name="P39"><text:tab/><text:span text:style-name="T12">Check_num_for_to_big_or_small();</text:span></text:p>
      <text:p text:style-name="P39"/>
      <text:p text:style-name="P39"><text:tab/>Print_RHS_of_binary_point<text:span text:style-name="T12">();<text:tab/>Local only</text:span></text:p>
      <text:p text:style-name="P39"><text:tab/>Print_long_as_binary<text:span text:style-name="T12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tab/>Fix changed EEPROM location</text:p>
      <text:p text:style-name="P81"/>
      <text:p text:style-name="P81">Failure to set up switched inputs properly</text:p>
      <text:p text:style-name="P81"><text:tab/>Fix:<text:tab/>put 25mS delay in HW set-up routine prior to setting up switches.</text:p>
      <text:p text:style-name="P1"><text:soft-page-break/></text:p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6">W</text:span>hen the mini-OS is programmed to flash. <text:tab/>It is read by I2C_V16_0_CC to ensure that the UNO bootloader is <text:span text:style-name="T36">a</text:span>utomatically triggered after pcb_A has been programmed</text:p>
      <text:p text:style-name="P67"/>
      <text:p text:style-name="P64"><text:span text:style-name="T37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0x3F4 PRN generator random number LB</text:p>
      <text:p text:style-name="P66"><text:soft-page-break/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44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44">brightness <text:tab/>Mode Q</text:span></text:p>
      <text:p text:style-name="P75">0x3FA<text:tab/><text:tab/><text:tab/><text:span text:style-name="T43">No longer used</text:span></text:p>
      <text:p text:style-name="P75">0x3F9<text:tab/><text:tab/><text:tab/><text:span text:style-name="T35">Reset status byte:<text:tab/><text:tab/></text:span>Project Programmer UNO</text:p>
      <text:p text:style-name="P75">0x3F8-5<text:tab/><text:tab/>Command counter<text:span text:style-name="T45">s</text:span><text:tab/><text:tab/>Flash programmer</text:p>
      <text:p text:style-name="P75">0x3F4<text:tab/><text:tab/><text:tab/><text:span text:style-name="T35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44">Project Programmer UNO</text:span><text:tab/><text:tab/></text:p>
      <text:p text:style-name="P69"/>
      <text:p text:style-name="P47">EEPROM initialisation<text:tab/><text:tab/><text:span text:style-name="T35">UNO_bootloader_for_hex&amp;text</text:span><text:tab/></text:p>
      <text:p text:style-name="P47"/>
      <text:p text:style-name="P74">0x3FD/E/F<text:tab/><text:tab/><text:span text:style-name="T44">Cal data:<text:tab/><text:tab/><text:tab/></text:span>No longer used</text:p>
      <text:p text:style-name="P70">0x3FC<text:tab/><text:tab/><text:tab/>Copy of MCUSR<text:tab/><text:tab/><text:span text:style-name="T45">The boootloader</text:span></text:p>
      <text:p text:style-name="P76">0x3FB-8<text:tab/><text:tab/>Command counter<text:tab/><text:tab/>Bootloader</text:p>
      <text:p text:style-name="P77">0x3F7<text:tab/><text:tab/><text:tab/> <text:span text:style-name="T35">Reset Control<text:tab/><text:tab/><text:tab/></text:span>The boootloader</text:p>
      <text:p text:style-name="P78">0x3F6<text:tab/><text:tab/><text:tab/><text:span text:style-name="T35">flash text string pointer<text:tab/>User_app_commentary_mode</text:span></text:p>
      <text:p text:style-name="P79">0x3F5-0<text:tab/><text:tab/>PRN registers<text:tab/><text:tab/><text:tab/><text:span text:style-name="T48">Not initialised</text:span><text:tab/><text:span text:style-name="T48">0xFF or &gt; 0</text:span><text:tab/></text:p>
      <text:p text:style-name="P72">0x3EF <text:tab/><text:tab/><text:tab/>PRN EEPROM <text:span text:style-name="T46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0T08:48:51.066000000</dc:date>
    <meta:editing-duration>P2DT8H15M51S</meta:editing-duration>
    <meta:editing-cycles>180</meta:editing-cycles>
    <meta:document-statistic meta:table-count="0" meta:image-count="0" meta:object-count="0" meta:page-count="5" meta:paragraph-count="194" meta:word-count="931" meta:character-count="7610" meta:non-whitespace-character-count="6597"/>
  </office:meta>
</office:document-meta>
</file>